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15cm" fo:min-width="7.3cm"/>
    </style:style>
    <style:style style:name="gr2" style:family="graphic" style:parent-style-name="standard">
      <style:graphic-properties draw:opacity="100%" draw:textarea-horizontal-align="justify" draw:textarea-vertical-align="middle" draw:auto-grow-height="false" fo:min-height="2.35cm" fo:min-width="7.5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4.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95cm" fo:min-width="1.3cm"/>
    </style:style>
    <style:style style:name="gr7" style:family="graphic">
      <style:graphic-properties style:protect="size"/>
    </style:style>
    <style:style style:name="pr1" style:family="presentation" style:parent-style-name="默认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opacity="10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>
        <draw:custom-shape draw:style-name="gr1" draw:text-style-name="P1" xml:id="id1" draw:id="id1" draw:layer="layout" svg:width="7.8cm" svg:height="2.4cm" svg:x="10.2cm" svg:y="0.8cm">
          <text:p text:style-name="P1">运营人员[1, 2,3...]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8cm" svg:height="2.6cm" svg:x="9.8cm" svg:y="13.4cm">
          <text:p text:style-name="P1">远程计算机[1,2,3...]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2" draw:id="id2" draw:layer="layout" svg:width="4.6cm" svg:height="2cm" svg:x="11.2cm" svg:y="6.8cm">
          <text:p text:style-name="P1">堡垒机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s" svg:x1="14.1cm" svg:y1="3.2cm" svg:x2="13.5cm" svg:y2="6.8cm" draw:start-shape="id1" draw:start-glue-point="6" draw:end-shape="id2" draw:end-glue-point="4" svg:d="M14100 3200v502l-600 2597v501" svg:viewBox="0 0 601 3601">
          <text:p/>
        </draw:connector>
        <draw:connector draw:style-name="gr4" draw:text-style-name="P3" draw:layer="layout" draw:type="curve" svg:x1="13.5cm" svg:y1="8.8cm" svg:x2="13.8cm" svg:y2="13.4cm" draw:start-shape="id2" draw:start-glue-point="6" draw:end-shape="id3" draw:end-glue-point="4" svg:d="M13500 8800c0 3451 300 1152 300 4600" svg:viewBox="0 0 301 4601">
          <text:p/>
        </draw:connector>
        <draw:path draw:style-name="gr5" draw:text-style-name="P3" draw:layer="layout" svg:width="10.142cm" svg:height="0.804cm" draw:transform="rotate (-1.5707963267949) translate (17.9505029051498cm 3.242cm)" svg:viewBox="0 0 10143 805" svg:d="M0 1c268 1 537 0 805 0 267 0 537 6 804 0 298-6 582 43 882 77 321 37 609 78 933 104 362 29 567 214 934 169 318-39 783-136 1090-39 286 90 563 38 856 104 321 72 651 74 985 103 333 28 651 110 986 130 279 16 529 84 804 78 259-5 520-21 778 26l260 26 26 26">
          <text:p/>
        </draw:path>
        <draw:path draw:style-name="gr5" draw:text-style-name="P3" draw:layer="layout" svg:width="1.086cm" svg:height="1.155cm" draw:transform="rotate (-0.728849495632832) translate (17.3432026091337cm 11.9287240305877cm)" svg:viewBox="0 0 1087 1156" svg:d="M0 1152c296-8 702 66 874-189 175-260 265-595 181-927l2-36">
          <text:p/>
        </draw:path>
        <draw:custom-shape draw:style-name="gr6" draw:text-style-name="P1" draw:layer="layout" svg:width="1.8cm" svg:height="1.2cm" svg:x="17cm" svg:y="6.8cm">
          <text:p text:style-name="P1">禁止的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编号&gt;</text:page-number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编号&gt;</text:page-number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7T16:05:48.995405213</meta:creation-date>
    <dc:date>2018-03-07T16:19:32.001279040</dc:date>
    <meta:editing-duration>PT2M42S</meta:editing-duration>
    <meta:editing-cycles>1</meta:editing-cycles>
    <meta:generator>LibreOffice/5.1.6.2$Linux_X86_64 LibreOffice_project/10m0$Build-2</meta:generator>
    <meta:document-statistic meta:object-count="31"/>
  </office:meta>
</office:document-meta>
</file>